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0.95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43cm" svg:height="18.415cm" svg:x="5.127cm" svg:y="4.81cm">
          <text:p/>
        </draw:rect>
        <draw:line draw:style-name="gr2" draw:text-style-name="P1" draw:layer="layout" svg:x1="5.127cm" svg:y1="25.447cm" svg:x2="16.557cm" svg:y2="25.447cm">
          <text:p/>
        </draw:line>
        <draw:frame draw:style-name="gr3" draw:text-style-name="P1" draw:layer="layout" svg:width="2.54cm" svg:height="0.964cm" svg:x="9.572cm" svg:y="25.447cm">
          <draw:text-box>
            <text:p text:style-name="P1">2.450”</text:p>
          </draw:text-box>
        </draw:frame>
        <draw:line draw:style-name="gr2" draw:text-style-name="P1" draw:layer="layout" svg:x1="3.857cm" svg:y1="4.81cm" svg:x2="3.857cm" svg:y2="23.225cm">
          <text:p/>
        </draw:line>
        <draw:frame draw:style-name="gr3" draw:text-style-name="P1" draw:layer="layout" svg:width="2.54cm" svg:height="0.964cm" svg:x="1.317cm" svg:y="13.382cm">
          <draw:text-box>
            <text:p text:style-name="P1">5.000”</text:p>
          </draw:text-box>
        </draw:frame>
        <draw:rect draw:style-name="gr1" draw:text-style-name="P1" draw:layer="layout" svg:width="0.635cm" svg:height="0.953cm" svg:x="10.524cm" svg:y="3.857cm">
          <text:p/>
        </draw:rect>
        <draw:line draw:style-name="gr1" draw:text-style-name="P1" draw:layer="layout" svg:x1="10.524cm" svg:y1="2.905cm" svg:x2="10.524cm" svg:y2="3.54cm">
          <text:p/>
        </draw:line>
        <draw:line draw:style-name="gr1" draw:text-style-name="P1" draw:layer="layout" svg:x1="11.159cm" svg:y1="2.905cm" svg:x2="11.159cm" svg:y2="3.54cm">
          <text:p/>
        </draw:line>
        <draw:frame draw:style-name="gr3" draw:text-style-name="P1" draw:layer="layout" svg:width="2.54cm" svg:height="0.964cm" svg:x="9.572cm" svg:y="1.952cm">
          <draw:text-box>
            <text:p text:style-name="P1">0.250”</text:p>
          </draw:text-box>
        </draw:frame>
        <draw:line draw:style-name="gr1" draw:text-style-name="P1" draw:layer="layout" svg:x1="11.477cm" svg:y1="3.857cm" svg:x2="18.144cm" svg:y2="3.857cm">
          <text:p/>
        </draw:line>
        <draw:line draw:style-name="gr1" draw:text-style-name="P1" draw:layer="layout" svg:x1="16.874cm" svg:y1="4.81cm" svg:x2="18.144cm" svg:y2="4.81cm">
          <text:p/>
        </draw:line>
        <draw:frame draw:style-name="gr3" draw:text-style-name="P1" draw:layer="layout" svg:width="2.358cm" svg:height="0.964cm" svg:x="18.137cm" svg:y="3.857cm">
          <draw:text-box>
            <text:p text:style-name="P1">0.370”</text:p>
          </draw:text-box>
        </draw:frame>
        <draw:rect draw:style-name="gr1" draw:text-style-name="P1" draw:layer="layout" svg:width="4.445cm" svg:height="0.953cm" svg:x="10.842cm" svg:y="21.954cm">
          <text:p/>
        </draw:rect>
        <draw:rect draw:style-name="gr1" draw:text-style-name="P1" draw:layer="layout" svg:width="2.54cm" svg:height="1.27cm" svg:x="6.397cm" svg:y="22.272cm">
          <text:p/>
        </draw:rect>
        <draw:circle draw:style-name="gr1" draw:text-style-name="P1" draw:layer="layout" svg:width="0.635cm" svg:height="0.635cm" svg:x="15.604cm" svg:y="5.127cm">
          <text:p/>
        </draw:circle>
        <draw:circle draw:style-name="gr1" draw:text-style-name="P1" draw:layer="layout" svg:width="0.635cm" svg:height="0.635cm" svg:x="5.444cm" svg:y="5.127cm">
          <text:p/>
        </draw:circle>
        <draw:circle draw:style-name="gr1" draw:text-style-name="P1" draw:layer="layout" svg:width="0.635cm" svg:height="0.635cm" svg:x="5.444cm" svg:y="22.272cm">
          <text:p/>
        </draw:circle>
        <draw:circle draw:style-name="gr1" draw:text-style-name="P1" draw:layer="layout" svg:width="0.635cm" svg:height="0.635cm" svg:x="15.604cm" svg:y="22.272cm">
          <text:p/>
        </draw:circle>
        <draw:line draw:style-name="gr1" draw:text-style-name="P1" draw:layer="layout" svg:x1="6.079cm" svg:y1="5.762cm" svg:x2="4.174cm" svg:y2="3.857cm">
          <text:p/>
        </draw:line>
        <draw:line draw:style-name="gr1" draw:text-style-name="P1" draw:layer="layout" svg:x1="4.174cm" svg:y1="3.857cm" svg:x2="1.635cm" svg:y2="3.857cm">
          <text:p/>
        </draw:line>
        <draw:frame draw:style-name="gr4" draw:layer="layout" svg:width="3.493cm" svg:height="1.52cm" svg:x="1.317cm" svg:y="2.905cm">
          <draw:text-box>
            <text:p>4X 0.125”</text:p>
          </draw:text-box>
        </draw:frame>
        <draw:line draw:style-name="gr1" draw:text-style-name="P1" draw:layer="layout" svg:x1="15.922cm" svg:y1="22.59cm" svg:x2="17.509cm" svg:y2="22.59cm">
          <text:p/>
        </draw:line>
        <draw:line draw:style-name="gr1" draw:text-style-name="P1" draw:layer="layout" svg:x1="16.874cm" svg:y1="23.225cm" svg:x2="17.509cm" svg:y2="23.225cm">
          <text:p/>
        </draw:line>
        <draw:line draw:style-name="gr1" draw:text-style-name="P1" draw:layer="layout" svg:x1="16.556cm" svg:y1="23.542cm" svg:x2="16.557cm" svg:y2="24.177cm">
          <text:p/>
        </draw:line>
        <draw:line draw:style-name="gr2" draw:text-style-name="P1" draw:layer="layout" svg:x1="15.922cm" svg:y1="22.59cm" svg:x2="15.923cm" svg:y2="24.177cm">
          <text:p/>
        </draw:line>
        <draw:frame draw:style-name="gr3" draw:text-style-name="P1" draw:layer="layout" svg:width="2.297cm" svg:height="0.964cm" svg:x="17.378cm" svg:y="22.437cm">
          <draw:text-box>
            <text:p text:style-name="P1">0.125”</text:p>
          </draw:text-box>
        </draw:frame>
        <draw:frame draw:style-name="gr3" draw:text-style-name="P1" draw:layer="layout" svg:width="2.297cm" svg:height="0.964cm" svg:x="15.104cm" svg:y="24.177cm">
          <draw:text-box>
            <text:p text:style-name="P1">0.125”</text:p>
          </draw:text-box>
        </draw:frame>
        <draw:frame draw:style-name="gr5" draw:layer="layout" svg:width="5.715cm" svg:height="1.203cm" svg:x="14.652cm" svg:y="1.317cm">
          <draw:text-box>
            <text:p>FreeWave DGR24</text:p>
          </draw:text-box>
        </draw:frame>
        <draw:frame draw:style-name="gr5" draw:layer="layout" svg:width="6.35cm" svg:height="1.203cm" svg:x="1cm" svg:y="1.067cm">
          <draw:text-box>
            <text:p>Max Height = 0.710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2-01T15:10:43.79</meta:creation-date>
    <dc:date>2012-02-01T16:01:50.82</dc:date>
    <meta:editing-duration>PT00H20M16S</meta:editing-duration>
    <meta:editing-cycles>1</meta:editing-cycles>
    <meta:document-statistic meta:object-count="29"/>
    <meta:generator>OpenOffice.org/3.2$Win32 OpenOffice.org_project/320m18$Build-9502</meta:generator>
  </office:meta>
</office:document-meta>
</file>